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101cm" table:align="left"/>
    </style:style>
    <style:style style:name="Tabla1.A" style:family="table-column">
      <style:table-column-properties style:column-width="1.035cm"/>
    </style:style>
    <style:style style:name="Tabla1.B" style:family="table-column">
      <style:table-column-properties style:column-width="10.379cm"/>
    </style:style>
    <style:style style:name="Tabla1.C" style:family="table-column">
      <style:table-column-properties style:column-width="3.68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yecto de Informatización de la Autoescuela AUTOQUIRAY</text:h>
      <text:h text:style-name="Heading_20_3" text:outline-level="3">1. RESUMEN EJECUTIVO</text:h>
      <text:p text:style-name="Text_20_body">La Autoescuela AUTOQUIRAY ha solicitado la informatización completa de sus instalaciones para mejorar la gestión académica y administrativa. El objetivo es conectar digitalmente todas las áreas —recepción, aulas, profesorado y dirección— mediante una red estructurada y segura, que permita el acceso a los servicios internos, el servidor web y los recursos compartidos.</text:p>
      <text:p text:style-name="Text_20_body">Con esta implementación, la autoescuela podrá administrar alumnos, profesores, test teóricos, reservas de clases prácticas y documentos desde un sistema centralizado. También se busca aumentar la seguridad de los datos y optimizar el trabajo del personal mediante una red eficiente y moderna.</text:p>
      <text:p text:style-name="Text_20_body">Los principales beneficios son:</text:p>
      <text:list text:style-name="L1">
        <text:list-item>
          <text:p text:style-name="P1">Centralización de la información y control de accesos.</text:p>
        </text:list-item>
        <text:list-item>
          <text:p text:style-name="P1">Acceso seguro a internet y a la plataforma web.</text:p>
        </text:list-item>
        <text:list-item>
          <text:p text:style-name="P1">Simplificación de tareas administrativas.</text:p>
        </text:list-item>
        <text:list-item>
          <text:p text:style-name="P1">Mayor disponibilidad, seguridad y escalabilidad.</text:p>
        </text:list-item>
      </text:list>
      <text:p text:style-name="Horizontal_20_Line"/>
      <text:h text:style-name="Heading_20_3" text:outline-level="3">2. INTRODUCCIÓN</text:h>
      <text:p text:style-name="Text_20_body">La digitalización de los procesos internos es una necesidad en centros educativos como las autoescuelas. Actualmente, la Autoescuela AUTOQUIRAY realiza muchas de sus gestiones manualmente, lo que genera lentitud y errores.</text:p>
      <text:p text:style-name="Text_20_body">El proyecto propone la creación de una infraestructura tecnológica compuesta por una red segmentada, servidores, estaciones de trabajo, impresoras en red y una plataforma web para la gestión de alumnos y test. Todo esto bajo un esquema seguro, mantenible y preparado para el crecimiento futuro.</text:p>
      <text:p text:style-name="Horizontal_20_Line"/>
      <text:h text:style-name="Heading_20_3" text:outline-level="3">3. OBJETIVOS</text:h>
      <text:h text:style-name="Heading_20_4" text:outline-level="4">Objetivo principal</text:h>
      <text:p text:style-name="Text_20_body">Informatizar la Autoescuela AUTOQUIRAY mediante el diseño y despliegue de una red y sistemas informáticos que integren las áreas académica, administrativa y directiva.</text:p>
      <text:h text:style-name="Heading_20_4" text:outline-level="4">Objetivos específicos</text:h>
      <text:list text:style-name="L2">
        <text:list-item>
          <text:p text:style-name="P2">Implementar una red estructurada con VLANs para separar los distintos departamentos.</text:p>
        </text:list-item>
        <text:list-item>
          <text:p text:style-name="P2">Desplegar un servidor central para servicios de dominio, web y base de datos.</text:p>
        </text:list-item>
        <text:list-item>
          <text:p text:style-name="P2">Crear una plataforma web donde los alumnos puedan realizar tests y registrar su progreso.</text:p>
        </text:list-item>
        <text:list-item>
          <text:p text:style-name="P2"><text:soft-page-break/>Configurar políticas de seguridad, copias de seguridad y accesos restringidos.</text:p>
        </text:list-item>
        <text:list-item>
          <text:p text:style-name="P2">Garantizar la conectividad estable a internet y entre equipos.</text:p>
        </text:list-item>
      </text:list>
      <text:p text:style-name="Horizontal_20_Line"/>
      <text:h text:style-name="Heading_20_3" text:outline-level="3">4. ¿EN QUÉ NOS DIFERENCIAMOS?</text:h>
      <text:p text:style-name="Text_20_body">A diferencia de otras soluciones genéricas, este proyecto está completamente adaptado a las necesidades de una <text:span text:style-name="Strong_20_Emphasis">autoescuela en funcionamiento</text:span>, no a una empresa nueva. Se prioriza la facilidad de uso, la gestión automatizada de usuarios y la integración de todos los servicios (web, dominio, almacenamiento y backup) en un único sistema.</text:p>
      <text:p text:style-name="Text_20_body">Además, se utilizarán <text:span text:style-name="Strong_20_Emphasis">miniordenadores en modo quiosco</text:span> para los alumnos, de manera que solo puedan acceder a la web de test, garantizando la seguridad y el control del entorno. Los equipos de los profesores y administración dispondrán de acceso completo al servidor y recursos compartidos.</text:p>
      <text:p text:style-name="Horizontal_20_Line"/>
      <text:h text:style-name="Heading_20_3" text:outline-level="3">5. PLANIFICACIÓN DEL PROYECTO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Fase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A1" office:value-type="string">
              <text:p text:style-name="Table_20_Heading">Duración estimada</text:p>
            </table:table-cell>
          </table:table-row>
        </table:table-header-rows>
        <table:table-row>
          <table:table-cell table:style-name="Tabla1.A1" office:value-type="string">
            <text:p text:style-name="Table_20_Contents">1</text:p>
          </table:table-cell>
          <table:table-cell table:style-name="Tabla1.A1" office:value-type="string">
            <text:p text:style-name="Table_20_Contents">Análisis de necesidades y recursos existentes</text:p>
          </table:table-cell>
          <table:table-cell table:style-name="Tabla1.A1" office:value-type="string">
            <text:p text:style-name="Table_20_Contents">1 semana</text:p>
          </table:table-cell>
        </table:table-row>
        <table:table-row>
          <table:table-cell table:style-name="Tabla1.A1" office:value-type="string">
            <text:p text:style-name="Table_20_Contents">2</text:p>
          </table:table-cell>
          <table:table-cell table:style-name="Tabla1.A1" office:value-type="string">
            <text:p text:style-name="Table_20_Contents">Diseño de red y adquisición de equipos</text:p>
          </table:table-cell>
          <table:table-cell table:style-name="Tabla1.A1" office:value-type="string">
            <text:p text:style-name="Table_20_Contents">2 semanas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Instalación física de red y configuración inicial</text:p>
          </table:table-cell>
          <table:table-cell table:style-name="Tabla1.A1" office:value-type="string">
            <text:p text:style-name="Table_20_Contents">1 semana</text:p>
          </table:table-cell>
        </table:table-row>
        <table:table-row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Configuración de servidores y servicios (AD, Web, Backup)</text:p>
          </table:table-cell>
          <table:table-cell table:style-name="Tabla1.A1" office:value-type="string">
            <text:p text:style-name="Table_20_Contents">2 semanas</text:p>
          </table:table-cell>
        </table:table-row>
        <table:table-row>
          <table:table-cell table:style-name="Tabla1.A1" office:value-type="string">
            <text:p text:style-name="Table_20_Contents">5</text:p>
          </table:table-cell>
          <table:table-cell table:style-name="Tabla1.A1" office:value-type="string">
            <text:p text:style-name="Table_20_Contents">Pruebas, ajustes y documentación final</text:p>
          </table:table-cell>
          <table:table-cell table:style-name="Tabla1.A1" office:value-type="string">
            <text:p text:style-name="Table_20_Contents">1 semana</text:p>
          </table:table-cell>
        </table:table-row>
      </table:table>
      <text:p text:style-name="Text_20_body">Duración total estimada: <text:span text:style-name="Strong_20_Emphasis">7 semanas</text:span>.</text:p>
      <text:p text:style-name="Horizontal_20_Line"/>
      <text:h text:style-name="Heading_20_3" text:outline-level="3">6. ANÁLISIS PREVIO</text:h>
      <text:p text:style-name="Text_20_body">La autoescuela cuenta con:</text:p>
      <text:list text:style-name="L3">
        <text:list-item>
          <text:p text:style-name="P3">1 Recepción (acceso a servidor e internet).</text:p>
        </text:list-item>
        <text:list-item>
          <text:p text:style-name="P3">4 Profesores (2 de mañana y 2 de tarde, con acceso a servidor, web e internet).</text:p>
        </text:list-item>
        <text:list-item>
          <text:p text:style-name="P3">2 Aulas con 10 alumnos cada una (acceso solo al servidor web de test).</text:p>
        </text:list-item>
        <text:list-item>
          <text:p text:style-name="P3">1 Jefe en oficina privada (acceso total a todos los servicios).</text:p>
        </text:list-item>
        <text:list-item>
          <text:p text:style-name="P3">1 Sala de servidores (control total de la infraestructura).</text:p>
        </text:list-item>
      </text:list>
      <text:p text:style-name="Text_20_body">Cada uno de estos grupos estará en una <text:span text:style-name="Strong_20_Emphasis">VLAN distinta</text:span> para garantizar la seguridad y el control del tráfico.</text:p>
      <text:h text:style-name="Heading_20_4" text:outline-level="4">Equipamiento previsto</text:h>
      <text:list text:style-name="L4">
        <text:list-item>
          <text:p text:style-name="P4"><text:span text:style-name="Strong_20_Emphasis">20 miniordenadores</text:span> con Windows 11 Pro (modo kiosco para alumnos).</text:p>
        </text:list-item>
        <text:list-item>
          <text:p text:style-name="P4"><text:span text:style-name="Strong_20_Emphasis">7 ordenadores de oficina</text:span> (profesores, jefe y recepción).</text:p>
        </text:list-item>
        <text:list-item>
          <text:p text:style-name="P4"><text:span text:style-name="Strong_20_Emphasis">3 impresoras en red</text:span> (una por zona principal).</text:p>
        </text:list-item>
        <text:list-item>
          <text:p text:style-name="P4"><text:span text:style-name="Strong_20_Emphasis">1 servidor físico principal</text:span> (con virtualización para AD, Web y Backup).</text:p>
        </text:list-item>
        <text:list-item>
          <text:p text:style-name="P4"><text:soft-page-break/><text:span text:style-name="Strong_20_Emphasis">1 NAS o disco externo</text:span> para copias de seguridad.</text:p>
        </text:list-item>
        <text:list-item>
          <text:p text:style-name="P4"><text:span text:style-name="Strong_20_Emphasis">1 switch gestionable de 24 puertos.</text:span></text:p>
        </text:list-item>
        <text:list-item>
          <text:p text:style-name="P4"><text:span text:style-name="Strong_20_Emphasis">1 router/firewall profesional.</text:span></text:p>
        </text:list-item>
        <text:list-item>
          <text:p text:style-name="P4"><text:span text:style-name="Strong_20_Emphasis">2 puntos de acceso Wi-Fi profesional</text:span> (para zonas de alumnos y personal).</text:p>
        </text:list-item>
      </text:list>
      <text:p text:style-name="Horizontal_20_Line"/>
      <text:h text:style-name="Heading_20_3" text:outline-level="3">7. FASE DE DISEÑO</text:h>
      <text:h text:style-name="Heading_20_4" text:outline-level="4">7.1 Topología de red</text:h>
      <text:list text:style-name="L5">
        <text:list-item>
          <text:p text:style-name="P5">VLAN 10 – Recepción (192.168.10.0/24)</text:p>
        </text:list-item>
        <text:list-item>
          <text:p text:style-name="P5">VLAN 20 – Profesores (192.168.20.0/24)</text:p>
        </text:list-item>
        <text:list-item>
          <text:p text:style-name="P5">VLAN 30 – Alumnos Aula 1 (192.168.30.0/24)</text:p>
        </text:list-item>
        <text:list-item>
          <text:p text:style-name="P5">VLAN 40 – Alumnos Aula 2 (192.168.40.0/24)</text:p>
        </text:list-item>
        <text:list-item>
          <text:p text:style-name="P5">VLAN 50 – Dirección (192.168.50.0/24)</text:p>
        </text:list-item>
        <text:list-item>
          <text:p text:style-name="P5">VLAN 60 – Servidores (192.168.60.0/24)</text:p>
        </text:list-item>
      </text:list>
      <text:p text:style-name="Text_20_body">Cada VLAN tendrá su puerta de enlace (.1) y el router/firewall gestionará la comunicación entre ellas aplicando políticas de seguridad.</text:p>
      <text:h text:style-name="Heading_20_4" text:outline-level="4">7.2 Servicios</text:h>
      <text:list text:style-name="L6">
        <text:list-item>
          <text:p text:style-name="P6"><text:span text:style-name="Strong_20_Emphasis">Controlador de Dominio (AD)</text:span> para gestionar usuarios, grupos y políticas.</text:p>
        </text:list-item>
        <text:list-item>
          <text:p text:style-name="P6"><text:span text:style-name="Strong_20_Emphasis">Servidor Web</text:span> para plataforma de tests y base de datos de alumnos.</text:p>
        </text:list-item>
        <text:list-item>
          <text:p text:style-name="P6"><text:span text:style-name="Strong_20_Emphasis">Servidor de archivos compartido</text:span> para documentos administrativos y de profesores.</text:p>
        </text:list-item>
        <text:list-item>
          <text:p text:style-name="P6"><text:span text:style-name="Strong_20_Emphasis">Servidor de backup</text:span> con copias diarias incrementales y semanales completas.</text:p>
        </text:list-item>
        <text:list-item>
          <text:p text:style-name="P6"><text:span text:style-name="Strong_20_Emphasis">DHCP/DNS internos</text:span> para gestión de red automatizada.</text:p>
        </text:list-item>
      </text:list>
      <text:h text:style-name="Heading_20_4" text:outline-level="4">7.3 Seguridad</text:h>
      <text:list text:style-name="L7">
        <text:list-item>
          <text:p text:style-name="P7">Firewall con control de acceso por VLAN.</text:p>
        </text:list-item>
        <text:list-item>
          <text:p text:style-name="P7">Políticas de contraseñas y permisos.</text:p>
        </text:list-item>
        <text:list-item>
          <text:p text:style-name="P7">Antivirus actualizado y copias cifradas.</text:p>
        </text:list-item>
        <text:list-item>
          <text:p text:style-name="P7">Actualización mensual de sistemas.</text:p>
        </text:list-item>
      </text:list>
      <text:h text:style-name="Heading_20_4" text:outline-level="4">7.4 Impresoras y accesos</text:h>
      <text:p text:style-name="Text_20_body">Cada departamento tendrá acceso a una impresora en red asignada. El jefe podrá imprimir desde cualquier VLAN. Los alumnos no tendrán acceso a impresión.</text:p>
      <text:h text:style-name="Heading_20_4" text:outline-level="4">7.5 Plan de Backup</text:h>
      <text:list text:style-name="L8">
        <text:list-item>
          <text:p text:style-name="P8">Copia completa semanal + incremental diaria.</text:p>
        </text:list-item>
        <text:list-item>
          <text:p text:style-name="P8">Destino: NAS local + disco externo.</text:p>
        </text:list-item>
        <text:list-item>
          <text:p text:style-name="P8"><text:soft-page-break/>Verificación mensual de restauración.</text:p>
        </text:list-item>
      </text:list>
      <text:p text:style-name="Horizontal_20_Line"/>
      <text:h text:style-name="Heading_20_3" text:outline-level="3">8. CONCLUSIÓN</text:h>
      <text:p text:style-name="Text_20_body">Este proyecto permitirá que la Autoescuela AUTOQUIRAY automatice su gestión interna, mejore la experiencia de los alumnos y garantice la seguridad de su información. La nueva infraestructura facilitará la organización, reducirá errores humanos y permitirá una administración moderna, escalable y segur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0:04:11.992638900</meta:creation-date>
    <dc:date>2025-10-22T10:04:22.535077700</dc:date>
    <meta:editing-duration>PT10S</meta:editing-duration>
    <meta:editing-cycles>1</meta:editing-cycles>
    <meta:document-statistic meta:table-count="1" meta:image-count="0" meta:object-count="0" meta:page-count="4" meta:paragraph-count="89" meta:word-count="873" meta:character-count="5616" meta:non-whitespace-character-count="4866"/>
    <meta:generator>LibreOffice/25.8.1.1$Windows_X86_64 LibreOffice_project/54047653041915e595ad4e45cccea684809c77b5</meta:generator>
  </office:meta>
</office:document-meta>
</file>